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page-number="auto" fo:background-color="#ff3333" style:shadow="none">
        <style:background-image/>
      </style:paragraph-properties>
      <style:text-properties fo:font-weight="bold" style:font-weight-asian="bold" fo:background-color="#BBBBBB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ante Schubert</meta:initial-creator>
    <meta:creation-date>2014-06-20T12:26:15.07</meta:creation-date>
    <dc:date>2014-06-20T12:28:47.39</dc:date>
    <dc:creator>Svante Schubert</dc:creator>
    <meta:editing-duration>PT2M31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3" meta:word-count="3" meta:character-count="9"/>
  </office:meta>
</office:document-meta>
</file>